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 style:font-name-asian="Liberation Sans2" style:font-name-complex="Liberation Sans2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12"/>
        <table:table-column table:style-name="co2" table:default-cell-style-name="ce10"/>
        <table:table-column table:style-name="co3" table:default-cell-style-name="ce19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5">2.1</text:span><text:span text:style-name="T6"> {n&gt;3} </text:span><text:span text:style-name="T5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{y € double} <text:span text:style-name="T1">4</text:span></text:p>
          </table:table-cell>
          <table:table-cell table:style-name="ce24" office:value-type="string" calcext:value-type="string">
            <text:p><text:span text:style-name="T7">{y ≠ double} </text:span><text:span text:style-name="T8">4.1</text:span>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{z € int} <text:span text:style-name="T1">5</text:span></text:p>
          </table:table-cell>
          <table:table-cell table:style-name="ce24" office:value-type="string" calcext:value-type="string">
            <text:p><text:span text:style-name="T7">{z ≠ int} </text:span><text:span text:style-name="T8">5.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office:value-type="string" calcext:value-type="string">
            <text:p><text:span text:style-name="T2">{y &gt; 0kg, y &lt; 10kg, y </text:span><text:span text:style-name="T3">≥</text:span><text:span text:style-name="T4"> 10kg</text:span>} <text:span text:style-name="T1">6</text:span></text:p>
          </table:table-cell>
          <table:table-cell table:style-name="ce10" office:value-type="string" calcext:value-type="string">
            <text:p>{y &lt; 0kg} <text:span text:style-name="T1">6.1</text:span>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{z &gt; 200km} <text:span text:style-name="T1">7</text:span></text:p>
          </table:table-cell>
          <table:table-cell table:style-name="ce10" office:value-type="string" calcext:value-type="string">
            <text:p>{z &lt; 0km} <text:span text:style-name="T1">7.1</text:span></text:p>
          </table:table-cell>
          <table:table-cell/>
        </table:table-row>
        <table:table-row table:style-name="ro1" table:number-rows-repeated="2"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office:value-type="string" calcext:value-type="string">
            <text:p>A, 5.6kg , 100km</text:p>
          </table:table-cell>
          <table:table-cell table:style-name="ce22" office:value-type="string" calcext:value-type="string">
            <text:p>8.4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3"/>
          <table:table-cell office:value-type="string" calcext:value-type="string">
            <text:p>B, 11.0kg , 6700km</text:p>
          </table:table-cell>
          <table:table-cell table:style-name="ce22" office:value-type="string" calcext:value-type="string">
            <text:p>21.50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office:value-type="string" calcext:value-type="string">
            <text:p>B, 8.0kg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/>
          <table:table-cell office:value-type="string" calcext:value-type="string">
            <text:p>A, 7.0kg, 30km, 12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/>
          <table:table-cell office:value-type="string" calcext:value-type="string">
            <text:p>A3, 5.6kg, 1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B, 14kg, 25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/>
          <table:table-cell office:value-type="string" calcext:value-type="string">
            <text:p>A, 9.2kg, 50.3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</table:table-row>
        <table:table-row table:style-name="ro1">
          <table:table-cell/>
          <table:table-cell office:value-type="string" calcext:value-type="string">
            <text:p>A, -34.1kg 6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6.1</text:p>
          </table:table-cell>
        </table:table-row>
        <table:table-row table:style-name="ro1">
          <table:table-cell table:style-name="ce13"/>
          <table:table-cell office:value-type="string" calcext:value-type="string">
            <text:p>B, 22.8kg, -9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7.1</text:p>
          </table:table-cell>
        </table:table-row>
        <table:table-row table:style-name="ro1">
          <table:table-cell table:style-name="ce2"/>
          <table:table-cell table:style-name="ce15" table:number-columns-repeated="3"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Despachos</text:p>
          </table:table-cell>
          <table:table-cell table:style-name="Default" office:value-type="string" calcext:value-type="string">
            <text:p>A (terrestre)</text:p>
          </table:table-cell>
          <table:table-cell table:style-name="Default" office:value-type="string" calcext:value-type="string">
            <text:p>B (Aereo)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lt; 10kg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gt; 10kg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km</text:p>
          </table:table-cell>
          <table:table-cell table:style-name="Default" office:value-type="string" calcext:value-type="string">
            <text:p>&gt; 200k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 %</number:text>
    </number:percentage-style>
    <number:percentage-style style:name="N106">
      <number:number number:decimal-places="1" number:min-decimal-places="1" number:min-integer-digits="1"/>
      <number:text> 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6T18:33:28.745298965</dc:date>
    <meta:editing-duration>PT2H17M5S</meta:editing-duration>
    <meta:editing-cycles>27</meta:editing-cycles>
    <meta:generator>LibreOffice/7.3.7.2$Linux_X86_64 LibreOffice_project/30$Build-2</meta:generator>
    <meta:document-statistic meta:table-count="1" meta:cell-count="59" meta:object-count="0"/>
  </office:meta>
</office:document-meta>
</file>